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5.6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8cm" fo:min-width="7.171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cm"/>
    </style:style>
    <style:style style:name="gr8" style:family="graphic" style:parent-style-name="standard">
      <style:graphic-properties draw:fill="solid" draw:fill-color="#b3b3b3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08cm"/>
    </style:style>
    <style:style style:name="gr10" style:family="graphic" style:parent-style-name="standard">
      <style:graphic-properties draw:fill="solid" draw:fill-color="#ff3333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Tahoma" style:font-family-generic="swiss" style:font-pitch="variable" fo:font-size="14pt" style:font-size-asian="14pt" style:font-size-complex="14pt"/>
    </style:style>
    <style:style style:name="P3" style:family="paragraph">
      <style:text-properties fo:font-family="Tahoma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Tahoma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Tahoma" style:font-family-generic="swiss" style:font-pitch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8cm" svg:height="4.9cm" svg:x="1cm" svg:y="22.1cm">
              <text:p/>
            </draw:rect>
            <draw:frame draw:style-name="gr2" draw:text-style-name="P2" draw:layer="layout" svg:width="6.195cm" svg:height="1.398cm" svg:x="1.967cm" svg:y="22.112cm">
              <draw:text-box>
                <text:p text:style-name="P2"><text:span text:style-name="T1">Synthesis components</text:span></text:p>
              </draw:text-box>
            </draw:frame>
            <draw:frame draw:style-name="gr3" draw:text-style-name="P3" draw:layer="layout" svg:width="7.671cm" svg:height="1.718cm" svg:x="1.198cm" svg:y="22.7cm">
              <draw:text-box>
                <text:p text:style-name="P3">enable conversion ALLOPHONES-&gt;Audio</text:p>
                <text:p text:style-name="P4">in new voice</text:p>
              </draw:text-box>
            </draw:frame>
          </draw:g>
        </draw:g>
        <draw:custom-shape draw:style-name="gr4" draw:text-style-name="P4" draw:id="id8" draw:layer="layout" svg:width="3cm" svg:height="2cm" svg:x="12.1cm" svg:y="12.5cm">
          <text:p text:style-name="P4"/>
          <text:p text:style-name="P4">sentences w/</text:p>
          <text:p text:style-name="P4">diphone+prosody</text:p>
          <text:p text:style-name="P4">features</text:p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id="id5" draw:layer="layout" svg:width="3cm" svg:height="2cm" svg:x="6.5cm" svg:y="7.5cm">
          <text:p text:style-name="P4"/>
          <text:p text:style-name="P4">most frequent </text:p>
          <text:p text:style-name="P4">words in </text:p>
          <text:p text:style-name="P4">the language</text:p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id="id19" draw:layer="layout" svg:width="1.5cm" svg:height="2cm" svg:x="1cm" svg:y="7.5cm">
          <text:p text:style-name="P5"><text:span text:style-name="T2">allo-</text:span></text:p>
          <text:p text:style-name="P5"><text:span text:style-name="T2">phones</text:span></text:p>
          <text:p text:style-name="P5"><text:span text:style-name="T2">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6" draw:text-style-name="P4" draw:id="id20" draw:layer="layout" svg:width="4cm" svg:height="1cm" svg:x="3cm" svg:y="10.2cm">
          <text:p text:style-name="P5"><text:span text:style-name="T2">Transcription GUI</text:span></text:p>
        </draw:rect>
        <draw:custom-shape draw:style-name="gr4" draw:text-style-name="P4" draw:id="id1" draw:layer="layout" svg:width="3cm" svg:height="2cm" svg:x="9cm" svg:y="1cm">
          <text:p text:style-name="P4">Wikipedia</text:p>
          <text:p text:style-name="P4">XML dum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rect draw:style-name="gr1" draw:text-style-name="P1" draw:layer="layout" svg:width="7cm" svg:height="3.512cm" svg:x="7cm" svg:y="3.488cm">
            <text:p/>
          </draw:rect>
          <draw:frame draw:style-name="gr7" draw:text-style-name="P2" draw:layer="layout" svg:width="5.154cm" svg:height="0.893cm" svg:x="7.846cm" svg:y="3.5cm">
            <draw:text-box>
              <text:p text:style-name="P2"><text:span text:style-name="T1">Wikipedia text import</text:span></text:p>
            </draw:text-box>
          </draw:frame>
        </draw:g>
        <draw:rect draw:style-name="gr6" draw:text-style-name="P4" draw:id="id3" draw:layer="layout" svg:width="4cm" svg:height="1cm" svg:x="8.5cm" svg:y="4.5cm">
          <text:p text:style-name="P5"><text:span text:style-name="T2">Dump splitter</text:span></text:p>
        </draw:rect>
        <draw:rect draw:style-name="gr6" draw:text-style-name="P4" draw:id="id4" draw:layer="layout" svg:width="4cm" svg:height="1cm" svg:x="8.5cm" svg:y="5.8cm">
          <text:p text:style-name="P5"><text:span text:style-name="T2">Markup cleaner</text:span></text:p>
        </draw:rect>
        <draw:custom-shape draw:style-name="gr4" draw:text-style-name="P4" draw:id="id6" draw:layer="layout" svg:width="3cm" svg:height="2cm" svg:x="12.1cm" svg:y="7.5cm">
          <text:p text:style-name="P4">clean tex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id="id7" draw:layer="layout" svg:width="4cm" svg:height="1cm" svg:x="11.6cm" svg:y="10.4cm">
          <text:p text:style-name="P5"><text:span text:style-name="T2">Feature maker</text:span></text:p>
        </draw:rect>
        <draw:g draw:id="id26">
          <draw:g>
            <draw:rect draw:style-name="gr1" draw:text-style-name="P1" draw:layer="layout" svg:width="8cm" svg:height="6cm" svg:x="1cm" svg:y="15.5cm">
              <text:p/>
            </draw:rect>
            <draw:frame draw:style-name="gr2" draw:text-style-name="P2" draw:layer="layout" svg:width="6.195cm" svg:height="1.398cm" svg:x="1.967cm" svg:y="15.512cm">
              <draw:text-box>
                <text:p text:style-name="P2"><text:span text:style-name="T1">Basic NLP components</text:span></text:p>
              </draw:text-box>
            </draw:frame>
            <draw:frame draw:style-name="gr3" draw:text-style-name="P3" draw:layer="layout" svg:width="7.671cm" svg:height="1.718cm" svg:x="1.198cm" svg:y="16.1cm">
              <draw:text-box>
                <text:p text:style-name="P3">enable conversion TEXT-&gt;ALLOPHONES</text:p>
                <text:p text:style-name="P4">in new locale</text:p>
              </draw:text-box>
            </draw:frame>
          </draw:g>
        </draw:g>
        <draw:ellipse draw:style-name="gr6" draw:text-style-name="P4" draw:id="id24" draw:layer="layout" svg:width="2.858cm" svg:height="1cm" svg:x="1.971cm" svg:y="17.2cm">
          <text:p text:style-name="P4">Phonemiser</text:p>
        </draw:ellipse>
        <draw:ellipse draw:style-name="gr6" draw:text-style-name="P4" draw:id="id25" draw:layer="layout" svg:width="2.857cm" svg:height="1cm" svg:x="5.343cm" svg:y="17.2cm">
          <text:p text:style-name="P4">rudimentary</text:p>
          <text:p text:style-name="P4">POS tagger</text:p>
        </draw:ellipse>
        <draw:ellipse draw:style-name="gr8" draw:text-style-name="P4" draw:layer="layout" svg:width="2.858cm" svg:height="1cm" svg:x="1.971cm" svg:y="19.65cm">
          <text:p text:style-name="P4">Tokeniser</text:p>
        </draw:ellipse>
        <draw:ellipse draw:style-name="gr8" draw:text-style-name="P4" draw:layer="layout" svg:width="2.857cm" svg:height="1cm" svg:x="5.343cm" svg:y="19.65cm">
          <text:p text:style-name="P4">Symbolic</text:p>
          <text:p text:style-name="P4">prosody</text:p>
        </draw:ellipse>
        <draw:frame draw:style-name="gr9" draw:text-style-name="P4" draw:layer="layout" svg:width="5.086cm" svg:height="1.097cm" svg:x="2.457cm" svg:y="18.5cm">
          <draw:text-box>
            <text:p text:style-name="P4">generic implementations with</text:p>
            <text:p text:style-name="P4">basic functionality:</text:p>
          </draw:text-box>
        </draw:frame>
        <draw:rect draw:style-name="gr6" draw:text-style-name="P4" draw:id="id9" draw:layer="layout" svg:width="4cm" svg:height="1cm" svg:x="11.6cm" svg:y="15.3cm">
          <text:p text:style-name="P5"><text:span text:style-name="T2">Script selection</text:span></text:p>
          <text:p text:style-name="P5"><text:span text:style-name="T2">optimising coverage</text:span></text:p>
        </draw:rect>
        <draw:custom-shape draw:style-name="gr5" draw:text-style-name="P4" draw:id="id21" draw:layer="layout" svg:width="1.5cm" svg:height="2cm" svg:x="2.3cm" svg:y="12.2cm">
          <text:p text:style-name="P5"><text:span text:style-name="T2">pronoun-</text:span></text:p>
          <text:p text:style-name="P5"><text:span text:style-name="T2">ciation</text:span></text:p>
          <text:p text:style-name="P5"><text:span text:style-name="T2">lexic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id="id23" draw:layer="layout" svg:width="1.5cm" svg:height="2cm" svg:x="4.2cm" svg:y="12.2cm">
          <text:p text:style-name="P5"><text:span text:style-name="T2">letter-to-</text:span></text:p>
          <text:p text:style-name="P5"><text:span text:style-name="T2">sound for</text:span></text:p>
          <text:p text:style-name="P5"><text:span text:style-name="T2">unknown</text:span></text:p>
          <text:p text:style-name="P5"><text:span text:style-name="T2">word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id="id22" draw:layer="layout" svg:width="1.5cm" svg:height="2cm" svg:x="6.2cm" svg:y="12.2cm">
          <text:p text:style-name="P5"><text:span text:style-name="T2">list of</text:span></text:p>
          <text:p text:style-name="P5"><text:span text:style-name="T2">function</text:span></text:p>
          <text:p text:style-name="P5"><text:span text:style-name="T2">word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id="id10" draw:layer="layout" svg:width="3cm" svg:height="2cm" svg:x="12.1cm" svg:y="17cm">
          <text:p text:style-name="P4"/>
          <text:p text:style-name="P4">selected</text:p>
          <text:p text:style-name="P4">sentences /</text:p>
          <text:p text:style-name="P4">script</text:p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id="id11" draw:layer="layout" svg:width="4cm" svg:height="1cm" svg:x="16cm" svg:y="17.5cm">
          <text:p text:style-name="P5"><text:span text:style-name="T2">Manual check, exclude</text:span></text:p>
          <text:p text:style-name="P5"><text:span text:style-name="T2">unsuitable sentences</text:span></text:p>
        </draw:rect>
        <draw:rect draw:style-name="gr10" draw:text-style-name="P4" draw:id="id12" draw:layer="layout" svg:width="4cm" svg:height="1cm" svg:x="11.6cm" svg:y="19.8cm">
          <text:p text:style-name="P5"><text:span text:style-name="T2">Redstart</text:span></text:p>
          <text:p text:style-name="P5"><text:span text:style-name="T2">record speech db</text:span></text:p>
        </draw:rect>
        <draw:g draw:id="id13">
          <draw:custom-shape draw:style-name="gr5" draw:text-style-name="P4" draw:layer="layout" svg:width="1.5cm" svg:height="2cm" svg:x="12.95cm" svg:y="21.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4" draw:layer="layout" svg:width="1.5cm" svg:height="2cm" svg:x="12.85cm" svg:y="21.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4" draw:layer="layout" svg:width="1.5cm" svg:height="2cm" svg:x="12.75cm" svg:y="21.7cm">
            <text:p text:style-name="P4">audio</text:p>
            <text:p text:style-name="P4">files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rect draw:style-name="gr10" draw:text-style-name="P4" draw:id="id14" draw:layer="layout" svg:width="4cm" svg:height="1cm" svg:x="11.6cm" svg:y="24.6cm">
          <text:p text:style-name="P5"><text:span text:style-name="T2">Voice Import Tools</text:span></text:p>
        </draw:rect>
        <draw:custom-shape draw:style-name="gr5" draw:text-style-name="P4" draw:id="id16" draw:layer="layout" svg:width="1.5cm" svg:height="2cm" svg:x="3.3cm" svg:y="24.1cm">
          <text:p text:style-name="P5"><text:span text:style-name="T2">acoustic</text:span></text:p>
          <text:p text:style-name="P5"><text:span text:style-name="T2">models</text:span></text:p>
          <text:p text:style-name="P5"><text:span text:style-name="T2">for F0+</text:span></text:p>
          <text:p text:style-name="P5"><text:span text:style-name="T2">dur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id="id17" draw:layer="layout" svg:width="1.5cm" svg:height="2cm" svg:x="5.2cm" svg:y="24.1cm">
          <text:p text:style-name="P5"><text:span text:style-name="T2">unit</text:span></text:p>
          <text:p text:style-name="P5"><text:span text:style-name="T2">selection</text:span></text:p>
          <text:p text:style-name="P5"><text:span text:style-name="T2">voice</text:span></text:p>
          <text:p text:style-name="P5"><text:span text:style-name="T2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id="id18" draw:layer="layout" svg:width="1.5cm" svg:height="2cm" svg:x="7cm" svg:y="24.1cm">
          <text:p text:style-name="P5"><text:span text:style-name="T2">HMM-</text:span></text:p>
          <text:p text:style-name="P5"><text:span text:style-name="T2">based</text:span></text:p>
          <text:p text:style-name="P5"><text:span text:style-name="T2">voice</text:span></text:p>
          <text:p text:style-name="P5"><text:span text:style-name="T2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id="id15" draw:layer="layout" svg:width="1.5cm" svg:height="2cm" svg:x="1.5cm" svg:y="24.1cm">
          <text:p text:style-name="P5"><text:span text:style-name="T2">speaker-</text:span></text:p>
          <text:p text:style-name="P5"><text:span text:style-name="T2">specific</text:span></text:p>
          <text:p text:style-name="P5"><text:span text:style-name="T2">pronoun-</text:span></text:p>
          <text:p text:style-name="P5"><text:span text:style-name="T2">ci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4" draw:id="id2" draw:layer="layout" svg:x1="10.499cm" svg:y1="3cm" svg:x2="10.499cm" svg:y2="3cm" draw:start-shape="id1" draw:start-glue-point="7" draw:end-shape="id1" draw:end-glue-point="7" svg:d="m10499 3000">
          <text:p/>
        </draw:connector>
        <draw:connector draw:style-name="gr11" draw:text-style-name="P4" draw:layer="layout" svg:x1="10.499cm" svg:y1="3cm" svg:x2="10.5cm" svg:y2="4.5cm" draw:start-shape="id2" draw:start-glue-point="0" draw:end-shape="id3" draw:end-glue-point="0" svg:d="m10499 3000v750h1v750">
          <text:p/>
        </draw:connector>
        <draw:connector draw:style-name="gr11" draw:text-style-name="P4" draw:layer="layout" svg:x1="10.5cm" svg:y1="5.5cm" svg:x2="10.5cm" svg:y2="5.8cm" draw:start-shape="id3" draw:start-glue-point="2" draw:end-shape="id4" draw:end-glue-point="0" svg:d="m10500 5500v300">
          <text:p/>
        </draw:connector>
        <draw:connector draw:style-name="gr11" draw:text-style-name="P4" draw:layer="layout" draw:type="curve" svg:x1="10.5cm" svg:y1="6.8cm" svg:x2="9.5cm" svg:y2="8.499cm" draw:start-shape="id4" draw:start-glue-point="2" draw:end-shape="id5" draw:end-glue-point="8" svg:d="m10500 6800c0 1133-333 1699-1000 1699">
          <text:p/>
        </draw:connector>
        <draw:connector draw:style-name="gr11" draw:text-style-name="P4" draw:layer="layout" draw:type="curve" svg:x1="10.5cm" svg:y1="6.8cm" svg:x2="12.1cm" svg:y2="8.499cm" draw:start-shape="id4" draw:start-glue-point="2" draw:end-shape="id6" draw:end-glue-point="6" svg:d="m10500 6800c0 1133 533 1699 1600 1699">
          <text:p/>
        </draw:connector>
        <draw:connector draw:style-name="gr11" draw:text-style-name="P4" draw:layer="layout" svg:x1="13.599cm" svg:y1="9.5cm" svg:x2="13.6cm" svg:y2="10.4cm" draw:start-shape="id6" draw:start-glue-point="7" draw:end-shape="id7" draw:end-glue-point="0" svg:d="m13599 9500v451h1v449">
          <text:p/>
        </draw:connector>
        <draw:connector draw:style-name="gr11" draw:text-style-name="P4" draw:layer="layout" svg:x1="13.6cm" svg:y1="11.4cm" svg:x2="13.599cm" svg:y2="12.5cm" draw:start-shape="id7" draw:start-glue-point="2" draw:end-shape="id8" draw:end-glue-point="5" svg:d="m13600 11400v550h-1v550">
          <text:p/>
        </draw:connector>
        <draw:connector draw:style-name="gr11" draw:text-style-name="P4" draw:layer="layout" svg:x1="13.599cm" svg:y1="14.5cm" svg:x2="13.6cm" svg:y2="15.3cm" draw:start-shape="id8" draw:start-glue-point="7" draw:end-shape="id9" draw:end-glue-point="0" svg:d="m13599 14500v401h1v399">
          <text:p/>
        </draw:connector>
        <draw:connector draw:style-name="gr11" draw:text-style-name="P4" draw:layer="layout" svg:x1="13.6cm" svg:y1="16.3cm" svg:x2="13.599cm" svg:y2="17cm" draw:start-shape="id9" draw:start-glue-point="2" draw:end-shape="id10" draw:end-glue-point="5" svg:d="m13600 16300v350h-1v350">
          <text:p/>
        </draw:connector>
        <draw:connector draw:style-name="gr11" draw:text-style-name="P4" draw:layer="layout" svg:x1="16cm" svg:y1="18cm" svg:x2="15.1cm" svg:y2="17.999cm" draw:start-shape="id11" draw:start-glue-point="3" draw:end-shape="id10" draw:end-glue-point="8" svg:d="m16000 18000h-449v-1h-451">
          <text:p/>
        </draw:connector>
        <draw:connector draw:style-name="gr11" draw:text-style-name="P4" draw:layer="layout" svg:x1="13.599cm" svg:y1="19cm" svg:x2="13.6cm" svg:y2="19.8cm" draw:start-shape="id10" draw:start-glue-point="7" draw:end-shape="id12" draw:end-glue-point="0" svg:d="m13599 19000v401h1v399">
          <text:p/>
        </draw:connector>
        <draw:connector draw:style-name="gr11" draw:text-style-name="P4" draw:layer="layout" svg:x1="13.6cm" svg:y1="20.8cm" svg:x2="13.6cm" svg:y2="21.7cm" draw:start-shape="id12" draw:start-glue-point="2" draw:end-shape="id13" draw:end-glue-point="0" svg:d="m13600 20800v900">
          <text:p/>
        </draw:connector>
        <draw:connector draw:style-name="gr11" draw:text-style-name="P4" draw:layer="layout" svg:x1="13.6cm" svg:y1="23.9cm" svg:x2="13.6cm" svg:y2="24.6cm" draw:start-shape="id13" draw:start-glue-point="2" draw:end-shape="id14" draw:end-glue-point="0" svg:d="m13600 23900v700">
          <text:p/>
        </draw:connector>
        <draw:connector draw:style-name="gr11" draw:text-style-name="P4" draw:layer="layout" draw:type="curve" draw:line-skew="1.522cm" svg:x1="13.6cm" svg:y1="25.6cm" svg:x2="2.249cm" svg:y2="26.1cm" draw:start-shape="id14" draw:start-glue-point="2" draw:end-shape="id15" draw:end-glue-point="6" svg:d="m13600 25600c0 3786-11351 3536-11351 500">
          <text:p/>
        </draw:connector>
        <draw:connector draw:style-name="gr11" draw:text-style-name="P4" draw:layer="layout" draw:type="curve" draw:line-skew="1.022cm" svg:x1="13.6cm" svg:y1="25.6cm" svg:x2="4.05cm" svg:y2="26.1cm" draw:start-shape="id14" draw:start-glue-point="2" draw:end-shape="id16" svg:d="m13600 25600c0 3036-9550 2786-9550 500">
          <text:p/>
        </draw:connector>
        <draw:connector draw:style-name="gr11" draw:text-style-name="P4" draw:layer="layout" draw:type="curve" draw:line-skew="0.522cm" svg:x1="13.6cm" svg:y1="25.6cm" svg:x2="5.949cm" svg:y2="26.1cm" draw:start-shape="id14" draw:start-glue-point="2" draw:end-shape="id17" draw:end-glue-point="6" svg:d="m13600 25600c0 2286-7651 2036-7651 500">
          <text:p/>
        </draw:connector>
        <draw:connector draw:style-name="gr11" draw:text-style-name="P4" draw:layer="layout" draw:type="curve" svg:x1="13.6cm" svg:y1="25.6cm" svg:x2="7.75cm" svg:y2="26.1cm" draw:start-shape="id14" draw:start-glue-point="2" draw:end-shape="id18" svg:d="m13600 25600c0 1503-5850 1253-5850 500">
          <text:p/>
        </draw:connector>
        <draw:connector draw:style-name="gr11" draw:text-style-name="P4" draw:layer="layout" draw:type="curve" svg:x1="2.5cm" svg:y1="8.499cm" svg:x2="5cm" svg:y2="10.2cm" draw:start-shape="id19" draw:start-glue-point="7" draw:end-shape="id20" svg:d="m2500 8499c1667 0 2500 567 2500 1701">
          <text:p/>
        </draw:connector>
        <draw:connector draw:style-name="gr11" draw:text-style-name="P4" draw:layer="layout" draw:type="curve" svg:x1="6.5cm" svg:y1="8.499cm" svg:x2="5cm" svg:y2="10.2cm" draw:start-shape="id5" draw:start-glue-point="6" draw:end-shape="id20" draw:end-glue-point="0" svg:d="m6500 8499c-1000 0-1500 567-1500 1701">
          <text:p/>
        </draw:connector>
        <draw:connector draw:style-name="gr11" draw:text-style-name="P4" draw:layer="layout" draw:type="curve" svg:x1="5cm" svg:y1="11.2cm" svg:x2="3.049cm" svg:y2="12.2cm" draw:start-shape="id20" draw:start-glue-point="2" draw:end-shape="id21" draw:end-glue-point="4" svg:d="m5000 11200c0 750-1951 250-1951 1000">
          <text:p/>
        </draw:connector>
        <draw:connector draw:style-name="gr11" draw:text-style-name="P4" draw:layer="layout" draw:type="curve" svg:x1="5cm" svg:y1="11.2cm" svg:x2="6.949cm" svg:y2="12.2cm" draw:start-shape="id20" draw:start-glue-point="2" draw:end-shape="id22" draw:end-glue-point="4" svg:d="m5000 11200c0 750 1949 250 1949 1000">
          <text:p/>
        </draw:connector>
        <draw:connector draw:style-name="gr11" draw:text-style-name="P4" draw:layer="layout" draw:type="curve" svg:x1="5cm" svg:y1="11.2cm" svg:x2="4.949cm" svg:y2="12.2cm" draw:start-shape="id20" draw:start-glue-point="2" draw:end-shape="id23" draw:end-glue-point="4" svg:d="m5000 11200c0 750-51 250-51 1000">
          <text:p/>
        </draw:connector>
        <draw:connector draw:style-name="gr11" draw:text-style-name="P4" draw:layer="layout" draw:type="curve" draw:line-skew="-1.014cm -0.282cm" svg:x1="3.049cm" svg:y1="14.2cm" svg:x2="1.971cm" svg:y2="17.7cm" draw:start-shape="id21" draw:start-glue-point="6" draw:end-shape="id24" draw:end-glue-point="3" svg:d="m3049 14200c0 730-931 608-1494 1301s-758 2199 416 2199">
          <text:p/>
        </draw:connector>
        <draw:connector draw:style-name="gr11" draw:text-style-name="P4" draw:layer="layout" draw:type="curve" draw:line-skew="-1.263cm -0.282cm" svg:x1="4.949cm" svg:y1="14.2cm" svg:x2="1.971cm" svg:y2="17.7cm" draw:start-shape="id23" draw:start-glue-point="6" draw:end-shape="id24" draw:end-glue-point="3" svg:d="m4949 14200c0 357-1881 297-2919 1083s-1233 2417-59 2417">
          <text:p/>
        </draw:connector>
        <draw:connector draw:style-name="gr11" draw:text-style-name="P4" draw:layer="layout" draw:type="curve" draw:line-skew="-0.763cm" svg:x1="6.949cm" svg:y1="14.2cm" svg:x2="8.2cm" svg:y2="17.7cm" draw:start-shape="id22" draw:start-glue-point="6" draw:end-shape="id25" draw:end-glue-point="1" svg:d="m6949 14200c0 1107 876 922 1377 1520s625 1980-126 1980">
          <text:p/>
        </draw:connector>
        <draw:connector draw:style-name="gr11" draw:text-style-name="P4" draw:layer="layout" draw:type="curve" svg:x1="9cm" svg:y1="18.5cm" svg:x2="11.6cm" svg:y2="10.9cm" draw:start-shape="id26" draw:start-glue-point="1" draw:end-shape="id7" draw:end-glue-point="3" svg:d="m9000 18500c1950 0 650-7600 2600-7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 Schröder</meta:initial-creator>
    <meta:creation-date>2009-06-03T14:59:50</meta:creation-date>
    <dc:date>2009-06-03T17:28:01</dc:date>
    <dc:creator>Marc Schröder</dc:creator>
    <meta:editing-duration>PT02H28M16S</meta:editing-duration>
    <meta:editing-cycles>7</meta:editing-cycles>
    <meta:generator>OpenOffice.org/3.1$Unix OpenOffice.org_project/310m11$Build-9399</meta:generator>
    <meta:document-statistic meta:object-count="69"/>
  </office:meta>
</office:document-meta>
</file>